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2"/>
        <table:table-column table:style-name="co2" table:default-cell-style-name="ce8"/>
        <table:table-column table:style-name="co2" table:number-columns-repeated="14" table:default-cell-style-name="ce4"/>
        <table:table-column table:style-name="co2" table:number-columns-repeated="2" table:default-cell-style-name="ce11"/>
        <table:table-column table:style-name="co2" table:number-columns-repeated="1006" table:default-cell-style-name="Default"/>
        <table:table-row table:style-name="ro1">
          <table:table-cell table:style-name="ce1" office:value-type="string" calcext:value-type="string">
            <text:p>Modell</text:p>
          </table:table-cell>
          <table:table-cell table:style-name="ce1" office:value-type="string" calcext:value-type="string">
            <text:p>16 Epochen</text:p>
          </table:table-cell>
          <table:table-cell table:style-name="ce3" office:value-type="string" calcext:value-type="string">
            <text:p>32 Epochen</text:p>
          </table:table-cell>
          <table:table-cell table:style-name="ce1" office:value-type="string" calcext:value-type="string">
            <text:p>48 Epochen</text:p>
          </table:table-cell>
          <table:table-cell table:style-name="ce3" office:value-type="string" calcext:value-type="string">
            <text:p>64 Epochen</text:p>
          </table:table-cell>
          <table:table-cell table:style-name="ce1" office:value-type="string" calcext:value-type="string">
            <text:p>80 Epochen</text:p>
          </table:table-cell>
          <table:table-cell table:style-name="ce3" office:value-type="string" calcext:value-type="string">
            <text:p>96 Epochen</text:p>
          </table:table-cell>
          <table:table-cell table:style-name="ce1" office:value-type="string" calcext:value-type="string">
            <text:p>112 Epochen</text:p>
          </table:table-cell>
          <table:table-cell table:style-name="ce3" office:value-type="string" calcext:value-type="string">
            <text:p>128 Epochen</text:p>
          </table:table-cell>
          <table:table-cell table:style-name="ce1" office:value-type="string" calcext:value-type="string">
            <text:p>144 Epochen</text:p>
          </table:table-cell>
          <table:table-cell table:style-name="ce3" office:value-type="string" calcext:value-type="string">
            <text:p>160 Epochen</text:p>
          </table:table-cell>
          <table:table-cell table:style-name="ce1" office:value-type="string" calcext:value-type="string">
            <text:p>176 Epochen</text:p>
          </table:table-cell>
          <table:table-cell table:style-name="ce3" office:value-type="string" calcext:value-type="string">
            <text:p>192 Epochen</text:p>
          </table:table-cell>
          <table:table-cell table:style-name="ce1" office:value-type="string" calcext:value-type="string">
            <text:p>208 Epochen</text:p>
          </table:table-cell>
          <table:table-cell table:style-name="ce3" office:value-type="string" calcext:value-type="string">
            <text:p>224 Epochen</text:p>
          </table:table-cell>
          <table:table-cell table:style-name="ce1" office:value-type="string" calcext:value-type="string">
            <text:p>240 Epochen</text:p>
          </table:table-cell>
          <table:table-cell table:style-name="ce3" office:value-type="string" calcext:value-type="string">
            <text:p>256 Epochen</text:p>
          </table:table-cell>
          <table:table-cell table:style-name="ce1" office:value-type="string" calcext:value-type="string">
            <text:p>272 Epochen</text:p>
          </table:table-cell>
          <table:table-cell table:style-name="ce3" office:value-type="string" calcext:value-type="string">
            <text:p>288 Epochen</text:p>
          </table:table-cell>
          <table:table-cell table:style-name="ce1" office:value-type="string" calcext:value-type="string">
            <text:p>304 Epoche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dell 0</text:p>
          </table:table-cell>
          <table:table-cell office:value-type="float" office:value="0.317502021789551" calcext:value-type="float">
            <text:p>0.317502021789551</text:p>
          </table:table-cell>
          <table:table-cell office:value-type="float" office:value="0.337499380111694" calcext:value-type="float">
            <text:p>0.337499380111694</text:p>
          </table:table-cell>
          <table:table-cell office:value-type="float" office:value="0.287497043609619" calcext:value-type="float">
            <text:p>0.287497043609619</text:p>
          </table:table-cell>
          <table:table-cell office:value-type="float" office:value="0.269997119903564" calcext:value-type="float">
            <text:p>0.269997119903564</text:p>
          </table:table-cell>
          <table:table-cell office:value-type="float" office:value="0.237500667572021" calcext:value-type="float">
            <text:p>0.237500667572021</text:p>
          </table:table-cell>
          <table:table-cell office:value-type="float" office:value="0.249999761581421" calcext:value-type="float">
            <text:p>0.249999761581421</text:p>
          </table:table-cell>
          <table:table-cell office:value-type="float" office:value="0.26249885559082" calcext:value-type="float">
            <text:p>0.26249885559082</text:p>
          </table:table-cell>
          <table:table-cell table:number-columns-repeated="2" office:value-type="float" office:value="0.232499837875366" calcext:value-type="float">
            <text:p>0.232499837875366</text:p>
          </table:table-cell>
          <table:table-cell office:value-type="float" office:value="0.212502479553223" calcext:value-type="float">
            <text:p>0.212502479553223</text:p>
          </table:table-cell>
          <table:table-cell office:value-type="float" office:value="0.230002403259277" calcext:value-type="float">
            <text:p>0.230002403259277</text:p>
          </table:table-cell>
          <table:table-cell office:value-type="float" office:value="0.257498025894165" calcext:value-type="float">
            <text:p>0.257498025894165</text:p>
          </table:table-cell>
          <table:table-cell office:value-type="float" office:value="0.26249885559082" calcext:value-type="float">
            <text:p>0.26249885559082</text:p>
          </table:table-cell>
          <table:table-cell office:value-type="float" office:value="0.267499685287476" calcext:value-type="float">
            <text:p>0.267499685287476</text:p>
          </table:table-cell>
          <table:table-cell office:value-type="float" office:value="0.212502479553223" calcext:value-type="float">
            <text:p>0.212502479553223</text:p>
          </table:table-cell>
          <table:table-cell office:value-type="float" office:value="0.244998931884766" calcext:value-type="float">
            <text:p>0.244998931884766</text:p>
          </table:table-cell>
          <table:table-cell office:value-type="float" office:value="0.25249719619751" calcext:value-type="float">
            <text:p>0.25249719619751</text:p>
          </table:table-cell>
          <table:table-cell office:value-type="float" office:value="0.255000591278076" calcext:value-type="float">
            <text:p>0.255000591278076</text:p>
          </table:table-cell>
          <table:table-cell office:value-type="float" office:value="0.249999761581421" calcext:value-type="float">
            <text:p>0.24999976158142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dell 1</text:p>
          </table:table-cell>
          <table:table-cell office:value-type="float" office:value="0.445002317428589" calcext:value-type="float">
            <text:p>0.445002317428589</text:p>
          </table:table-cell>
          <table:table-cell office:value-type="float" office:value="0.325000286102295" calcext:value-type="float">
            <text:p>0.325000286102295</text:p>
          </table:table-cell>
          <table:table-cell office:value-type="float" office:value="0.279998779296875" calcext:value-type="float">
            <text:p>0.279998779296875</text:p>
          </table:table-cell>
          <table:table-cell office:value-type="float" office:value="0.27499794960022" calcext:value-type="float">
            <text:p>0.27499794960022</text:p>
          </table:table-cell>
          <table:table-cell office:value-type="float" office:value="0.249999761581421" calcext:value-type="float">
            <text:p>0.249999761581421</text:p>
          </table:table-cell>
          <table:table-cell office:value-type="float" office:value="0.25249719619751" calcext:value-type="float">
            <text:p>0.25249719619751</text:p>
          </table:table-cell>
          <table:table-cell office:value-type="float" office:value="0.244998931884766" calcext:value-type="float">
            <text:p>0.244998931884766</text:p>
          </table:table-cell>
          <table:table-cell office:value-type="float" office:value="0.257498025894165" calcext:value-type="float">
            <text:p>0.257498025894165</text:p>
          </table:table-cell>
          <table:table-cell office:value-type="float" office:value="0.287497043609619" calcext:value-type="float">
            <text:p>0.287497043609619</text:p>
          </table:table-cell>
          <table:table-cell office:value-type="float" office:value="0.234997272491455" calcext:value-type="float">
            <text:p>0.234997272491455</text:p>
          </table:table-cell>
          <table:table-cell office:value-type="float" office:value="0.23999810218811" calcext:value-type="float">
            <text:p>0.23999810218811</text:p>
          </table:table-cell>
          <table:table-cell office:value-type="float" office:value="0.244998931884766" calcext:value-type="float">
            <text:p>0.244998931884766</text:p>
          </table:table-cell>
          <table:table-cell office:value-type="float" office:value="0.247502326965332" calcext:value-type="float">
            <text:p>0.247502326965332</text:p>
          </table:table-cell>
          <table:table-cell office:value-type="float" office:value="0.267499685287476" calcext:value-type="float">
            <text:p>0.267499685287476</text:p>
          </table:table-cell>
          <table:table-cell table:number-columns-repeated="2" office:value-type="float" office:value="0.23999810218811" calcext:value-type="float">
            <text:p>0.23999810218811</text:p>
          </table:table-cell>
          <table:table-cell office:value-type="float" office:value="0.267499685287476" calcext:value-type="float">
            <text:p>0.267499685287476</text:p>
          </table:table-cell>
          <table:table-cell office:value-type="float" office:value="0.212502479553223" calcext:value-type="float">
            <text:p>0.212502479553223</text:p>
          </table:table-cell>
          <table:table-cell office:value-type="float" office:value="0.237500667572021" calcext:value-type="float">
            <text:p>0.23750066757202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dell 2</text:p>
          </table:table-cell>
          <table:table-cell office:value-type="float" office:value="0.370001792907715" calcext:value-type="float">
            <text:p>0.370001792907715</text:p>
          </table:table-cell>
          <table:table-cell office:value-type="float" office:value="0.30750036239624" calcext:value-type="float">
            <text:p>0.30750036239624</text:p>
          </table:table-cell>
          <table:table-cell office:value-type="float" office:value="0.260001420974731" calcext:value-type="float">
            <text:p>0.260001420974731</text:p>
          </table:table-cell>
          <table:table-cell office:value-type="float" office:value="0.244998931884766" calcext:value-type="float">
            <text:p>0.244998931884766</text:p>
          </table:table-cell>
          <table:table-cell office:value-type="float" office:value="0.257498025894165" calcext:value-type="float">
            <text:p>0.257498025894165</text:p>
          </table:table-cell>
          <table:table-cell office:value-type="float" office:value="0.267499685287476" calcext:value-type="float">
            <text:p>0.267499685287476</text:p>
          </table:table-cell>
          <table:table-cell office:value-type="float" office:value="0.257498025894165" calcext:value-type="float">
            <text:p>0.257498025894165</text:p>
          </table:table-cell>
          <table:table-cell office:value-type="float" office:value="0.267499685287476" calcext:value-type="float">
            <text:p>0.267499685287476</text:p>
          </table:table-cell>
          <table:table-cell office:value-type="float" office:value="0.279998779296875" calcext:value-type="float">
            <text:p>0.279998779296875</text:p>
          </table:table-cell>
          <table:table-cell office:value-type="float" office:value="0.277501344680786" calcext:value-type="float">
            <text:p>0.277501344680786</text:p>
          </table:table-cell>
          <table:table-cell office:value-type="float" office:value="0.242501497268677" calcext:value-type="float">
            <text:p>0.242501497268677</text:p>
          </table:table-cell>
          <table:table-cell office:value-type="float" office:value="0.237500667572021" calcext:value-type="float">
            <text:p>0.237500667572021</text:p>
          </table:table-cell>
          <table:table-cell office:value-type="float" office:value="0.244998931884766" calcext:value-type="float">
            <text:p>0.244998931884766</text:p>
          </table:table-cell>
          <table:table-cell office:value-type="float" office:value="0.234997272491455" calcext:value-type="float">
            <text:p>0.234997272491455</text:p>
          </table:table-cell>
          <table:table-cell office:value-type="float" office:value="0.269997119903564" calcext:value-type="float">
            <text:p>0.269997119903564</text:p>
          </table:table-cell>
          <table:table-cell office:value-type="float" office:value="0.237500667572021" calcext:value-type="float">
            <text:p>0.237500667572021</text:p>
          </table:table-cell>
          <table:table-cell office:value-type="float" office:value="0.230002403259277" calcext:value-type="float">
            <text:p>0.230002403259277</text:p>
          </table:table-cell>
          <table:table-cell office:value-type="float" office:value="0.232499837875366" calcext:value-type="float">
            <text:p>0.232499837875366</text:p>
          </table:table-cell>
          <table:table-cell office:value-type="float" office:value="0.25249719619751" calcext:value-type="float">
            <text:p>0.252497196197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dell 3</text:p>
          </table:table-cell>
          <table:table-cell office:value-type="float" office:value="0.354999303817749" calcext:value-type="float">
            <text:p>0.354999303817749</text:p>
          </table:table-cell>
          <table:table-cell office:value-type="float" office:value="0.33000111579895" calcext:value-type="float">
            <text:p>0.33000111579895</text:p>
          </table:table-cell>
          <table:table-cell office:value-type="float" office:value="0.277501344680786" calcext:value-type="float">
            <text:p>0.277501344680786</text:p>
          </table:table-cell>
          <table:table-cell office:value-type="float" office:value="0.25249719619751" calcext:value-type="float">
            <text:p>0.25249719619751</text:p>
          </table:table-cell>
          <table:table-cell office:value-type="float" office:value="0.27499794960022" calcext:value-type="float">
            <text:p>0.27499794960022</text:p>
          </table:table-cell>
          <table:table-cell office:value-type="float" office:value="0.28499960899353" calcext:value-type="float">
            <text:p>0.28499960899353</text:p>
          </table:table-cell>
          <table:table-cell office:value-type="float" office:value="0.2174973487854" calcext:value-type="float">
            <text:p>0.2174973487854</text:p>
          </table:table-cell>
          <table:table-cell office:value-type="float" office:value="0.232499837875366" calcext:value-type="float">
            <text:p>0.232499837875366</text:p>
          </table:table-cell>
          <table:table-cell office:value-type="float" office:value="0.242501497268677" calcext:value-type="float">
            <text:p>0.242501497268677</text:p>
          </table:table-cell>
          <table:table-cell office:value-type="float" office:value="0.234997272491455" calcext:value-type="float">
            <text:p>0.234997272491455</text:p>
          </table:table-cell>
          <table:table-cell office:value-type="float" office:value="0.242501497268677" calcext:value-type="float">
            <text:p>0.242501497268677</text:p>
          </table:table-cell>
          <table:table-cell office:value-type="float" office:value="0.269997119903564" calcext:value-type="float">
            <text:p>0.269997119903564</text:p>
          </table:table-cell>
          <table:table-cell office:value-type="float" office:value="0.255000591278076" calcext:value-type="float">
            <text:p>0.255000591278076</text:p>
          </table:table-cell>
          <table:table-cell office:value-type="float" office:value="0.232499837875366" calcext:value-type="float">
            <text:p>0.232499837875366</text:p>
          </table:table-cell>
          <table:table-cell office:value-type="float" office:value="0.242501497268677" calcext:value-type="float">
            <text:p>0.242501497268677</text:p>
          </table:table-cell>
          <table:table-cell office:value-type="float" office:value="0.244998931884766" calcext:value-type="float">
            <text:p>0.244998931884766</text:p>
          </table:table-cell>
          <table:table-cell office:value-type="float" office:value="0.222498178482056" calcext:value-type="float">
            <text:p>0.222498178482056</text:p>
          </table:table-cell>
          <table:table-cell office:value-type="float" office:value="0.230002403259277" calcext:value-type="float">
            <text:p>0.230002403259277</text:p>
          </table:table-cell>
          <table:table-cell office:value-type="float" office:value="0.244998931884766" calcext:value-type="float">
            <text:p>0.2449989318847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dell 4</text:p>
          </table:table-cell>
          <table:table-cell office:value-type="float" office:value="0.372499227523804" calcext:value-type="float">
            <text:p>0.372499227523804</text:p>
          </table:table-cell>
          <table:table-cell office:value-type="float" office:value="0.322502851486206" calcext:value-type="float">
            <text:p>0.322502851486206</text:p>
          </table:table-cell>
          <table:table-cell office:value-type="float" office:value="0.277501344680786" calcext:value-type="float">
            <text:p>0.277501344680786</text:p>
          </table:table-cell>
          <table:table-cell office:value-type="float" office:value="0.290000438690186" calcext:value-type="float">
            <text:p>0.290000438690186</text:p>
          </table:table-cell>
          <table:table-cell office:value-type="float" office:value="0.227499008178711" calcext:value-type="float">
            <text:p>0.227499008178711</text:p>
          </table:table-cell>
          <table:table-cell office:value-type="float" office:value="0.247502326965332" calcext:value-type="float">
            <text:p>0.247502326965332</text:p>
          </table:table-cell>
          <table:table-cell office:value-type="float" office:value="0.265002250671387" calcext:value-type="float">
            <text:p>0.265002250671387</text:p>
          </table:table-cell>
          <table:table-cell office:value-type="float" office:value="0.232499837875366" calcext:value-type="float">
            <text:p>0.232499837875366</text:p>
          </table:table-cell>
          <table:table-cell office:value-type="float" office:value="0.237500667572021" calcext:value-type="float">
            <text:p>0.237500667572021</text:p>
          </table:table-cell>
          <table:table-cell office:value-type="float" office:value="0.220000743865967" calcext:value-type="float">
            <text:p>0.220000743865967</text:p>
          </table:table-cell>
          <table:table-cell office:value-type="float" office:value="0.249999761581421" calcext:value-type="float">
            <text:p>0.249999761581421</text:p>
          </table:table-cell>
          <table:table-cell office:value-type="float" office:value="0.227499008178711" calcext:value-type="float">
            <text:p>0.227499008178711</text:p>
          </table:table-cell>
          <table:table-cell office:value-type="float" office:value="0.244998931884766" calcext:value-type="float">
            <text:p>0.244998931884766</text:p>
          </table:table-cell>
          <table:table-cell office:value-type="float" office:value="0.225001573562622" calcext:value-type="float">
            <text:p>0.225001573562622</text:p>
          </table:table-cell>
          <table:table-cell office:value-type="float" office:value="0.249999761581421" calcext:value-type="float">
            <text:p>0.249999761581421</text:p>
          </table:table-cell>
          <table:table-cell office:value-type="float" office:value="0.222498178482056" calcext:value-type="float">
            <text:p>0.222498178482056</text:p>
          </table:table-cell>
          <table:table-cell office:value-type="float" office:value="0.282502174377441" calcext:value-type="float">
            <text:p>0.282502174377441</text:p>
          </table:table-cell>
          <table:table-cell office:value-type="float" office:value="0.232499837875366" calcext:value-type="float">
            <text:p>0.232499837875366</text:p>
          </table:table-cell>
          <table:table-cell office:value-type="float" office:value="0.225001573562622" calcext:value-type="float">
            <text:p>0.2250015735626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dell 5</text:p>
          </table:table-cell>
          <table:table-cell office:value-type="float" office:value="0.392502546310425" calcext:value-type="float">
            <text:p>0.392502546310425</text:p>
          </table:table-cell>
          <table:table-cell office:value-type="float" office:value="0.335001945495606" calcext:value-type="float">
            <text:p>0.335001945495606</text:p>
          </table:table-cell>
          <table:table-cell office:value-type="float" office:value="0.33000111579895" calcext:value-type="float">
            <text:p>0.33000111579895</text:p>
          </table:table-cell>
          <table:table-cell office:value-type="float" office:value="0.28499960899353" calcext:value-type="float">
            <text:p>0.28499960899353</text:p>
          </table:table-cell>
          <table:table-cell office:value-type="float" office:value="0.279998779296875" calcext:value-type="float">
            <text:p>0.279998779296875</text:p>
          </table:table-cell>
          <table:table-cell office:value-type="float" office:value="0.232499837875366" calcext:value-type="float">
            <text:p>0.232499837875366</text:p>
          </table:table-cell>
          <table:table-cell office:value-type="float" office:value="0.272500514984131" calcext:value-type="float">
            <text:p>0.272500514984131</text:p>
          </table:table-cell>
          <table:table-cell office:value-type="float" office:value="0.292497873306274" calcext:value-type="float">
            <text:p>0.292497873306274</text:p>
          </table:table-cell>
          <table:table-cell office:value-type="float" office:value="0.255000591278076" calcext:value-type="float">
            <text:p>0.255000591278076</text:p>
          </table:table-cell>
          <table:table-cell office:value-type="float" office:value="0.244998931884766" calcext:value-type="float">
            <text:p>0.244998931884766</text:p>
          </table:table-cell>
          <table:table-cell office:value-type="float" office:value="0.230002403259277" calcext:value-type="float">
            <text:p>0.230002403259277</text:p>
          </table:table-cell>
          <table:table-cell office:value-type="float" office:value="0.23999810218811" calcext:value-type="float">
            <text:p>0.23999810218811</text:p>
          </table:table-cell>
          <table:table-cell office:value-type="float" office:value="0.257498025894165" calcext:value-type="float">
            <text:p>0.257498025894165</text:p>
          </table:table-cell>
          <table:table-cell office:value-type="float" office:value="0.212502479553223" calcext:value-type="float">
            <text:p>0.212502479553223</text:p>
          </table:table-cell>
          <table:table-cell table:number-columns-repeated="2" office:value-type="float" office:value="0.234997272491455" calcext:value-type="float">
            <text:p>0.234997272491455</text:p>
          </table:table-cell>
          <table:table-cell office:value-type="float" office:value="0.209999084472656" calcext:value-type="float">
            <text:p>0.209999084472656</text:p>
          </table:table-cell>
          <table:table-cell office:value-type="float" office:value="0.257498025894165" calcext:value-type="float">
            <text:p>0.257498025894165</text:p>
          </table:table-cell>
          <table:table-cell office:value-type="float" office:value="0.242501497268677" calcext:value-type="float">
            <text:p>0.24250149726867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dell 6</text:p>
          </table:table-cell>
          <table:table-cell office:value-type="float" office:value="0.34250020980835" calcext:value-type="float">
            <text:p>0.34250020980835</text:p>
          </table:table-cell>
          <table:table-cell office:value-type="float" office:value="0.31999945640564" calcext:value-type="float">
            <text:p>0.31999945640564</text:p>
          </table:table-cell>
          <table:table-cell office:value-type="float" office:value="0.300002098083496" calcext:value-type="float">
            <text:p>0.300002098083496</text:p>
          </table:table-cell>
          <table:table-cell office:value-type="float" office:value="0.265002250671387" calcext:value-type="float">
            <text:p>0.265002250671387</text:p>
          </table:table-cell>
          <table:table-cell office:value-type="float" office:value="0.29749870300293" calcext:value-type="float">
            <text:p>0.29749870300293</text:p>
          </table:table-cell>
          <table:table-cell office:value-type="float" office:value="0.237500667572021" calcext:value-type="float">
            <text:p>0.237500667572021</text:p>
          </table:table-cell>
          <table:table-cell office:value-type="float" office:value="0.25249719619751" calcext:value-type="float">
            <text:p>0.25249719619751</text:p>
          </table:table-cell>
          <table:table-cell office:value-type="float" office:value="0.249999761581421" calcext:value-type="float">
            <text:p>0.249999761581421</text:p>
          </table:table-cell>
          <table:table-cell office:value-type="float" office:value="0.247502326965332" calcext:value-type="float">
            <text:p>0.247502326965332</text:p>
          </table:table-cell>
          <table:table-cell office:value-type="float" office:value="0.214999914169312" calcext:value-type="float">
            <text:p>0.214999914169312</text:p>
          </table:table-cell>
          <table:table-cell table:number-columns-repeated="2" office:value-type="float" office:value="0.255000591278076" calcext:value-type="float">
            <text:p>0.255000591278076</text:p>
          </table:table-cell>
          <table:table-cell office:value-type="float" office:value="0.234997272491455" calcext:value-type="float">
            <text:p>0.234997272491455</text:p>
          </table:table-cell>
          <table:table-cell office:value-type="float" office:value="0.237500667572021" calcext:value-type="float">
            <text:p>0.237500667572021</text:p>
          </table:table-cell>
          <table:table-cell office:value-type="float" office:value="0.27499794960022" calcext:value-type="float">
            <text:p>0.27499794960022</text:p>
          </table:table-cell>
          <table:table-cell office:value-type="float" office:value="0.237500667572021" calcext:value-type="float">
            <text:p>0.237500667572021</text:p>
          </table:table-cell>
          <table:table-cell office:value-type="float" office:value="0.25249719619751" calcext:value-type="float">
            <text:p>0.25249719619751</text:p>
          </table:table-cell>
          <table:table-cell office:value-type="float" office:value="0.237500667572021" calcext:value-type="float">
            <text:p>0.237500667572021</text:p>
          </table:table-cell>
          <table:table-cell office:value-type="float" office:value="0.249999761581421" calcext:value-type="float">
            <text:p>0.24999976158142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dell 7</text:p>
          </table:table-cell>
          <table:table-cell office:value-type="float" office:value="0.360000133514404" calcext:value-type="float">
            <text:p>0.360000133514404</text:p>
          </table:table-cell>
          <table:table-cell office:value-type="float" office:value="0.327497720718384" calcext:value-type="float">
            <text:p>0.327497720718384</text:p>
          </table:table-cell>
          <table:table-cell office:value-type="float" office:value="0.300002098083496" calcext:value-type="float">
            <text:p>0.300002098083496</text:p>
          </table:table-cell>
          <table:table-cell office:value-type="float" office:value="0.279998779296875" calcext:value-type="float">
            <text:p>0.279998779296875</text:p>
          </table:table-cell>
          <table:table-cell office:value-type="float" office:value="0.26249885559082" calcext:value-type="float">
            <text:p>0.26249885559082</text:p>
          </table:table-cell>
          <table:table-cell office:value-type="float" office:value="0.23999810218811" calcext:value-type="float">
            <text:p>0.23999810218811</text:p>
          </table:table-cell>
          <table:table-cell office:value-type="float" office:value="0.249999761581421" calcext:value-type="float">
            <text:p>0.249999761581421</text:p>
          </table:table-cell>
          <table:table-cell office:value-type="float" office:value="0.257498025894165" calcext:value-type="float">
            <text:p>0.257498025894165</text:p>
          </table:table-cell>
          <table:table-cell office:value-type="float" office:value="0.242501497268677" calcext:value-type="float">
            <text:p>0.242501497268677</text:p>
          </table:table-cell>
          <table:table-cell office:value-type="float" office:value="0.225001573562622" calcext:value-type="float">
            <text:p>0.225001573562622</text:p>
          </table:table-cell>
          <table:table-cell office:value-type="float" office:value="0.247502326965332" calcext:value-type="float">
            <text:p>0.247502326965332</text:p>
          </table:table-cell>
          <table:table-cell office:value-type="float" office:value="0.25249719619751" calcext:value-type="float">
            <text:p>0.25249719619751</text:p>
          </table:table-cell>
          <table:table-cell office:value-type="float" office:value="0.23999810218811" calcext:value-type="float">
            <text:p>0.23999810218811</text:p>
          </table:table-cell>
          <table:table-cell office:value-type="float" office:value="0.25249719619751" calcext:value-type="float">
            <text:p>0.25249719619751</text:p>
          </table:table-cell>
          <table:table-cell office:value-type="float" office:value="0.222498178482056" calcext:value-type="float">
            <text:p>0.222498178482056</text:p>
          </table:table-cell>
          <table:table-cell office:value-type="float" office:value="0.234997272491455" calcext:value-type="float">
            <text:p>0.234997272491455</text:p>
          </table:table-cell>
          <table:table-cell office:value-type="float" office:value="0.214999914169312" calcext:value-type="float">
            <text:p>0.214999914169312</text:p>
          </table:table-cell>
          <table:table-cell office:value-type="float" office:value="0.300002098083496" calcext:value-type="float">
            <text:p>0.300002098083496</text:p>
          </table:table-cell>
          <table:table-cell office:value-type="float" office:value="0.220000743865967" calcext:value-type="float">
            <text:p>0.22000074386596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dell 8</text:p>
          </table:table-cell>
          <table:table-cell office:value-type="float" office:value="0.377500057220459" calcext:value-type="float">
            <text:p>0.377500057220459</text:p>
          </table:table-cell>
          <table:table-cell office:value-type="float" office:value="0.314998626708984" calcext:value-type="float">
            <text:p>0.314998626708984</text:p>
          </table:table-cell>
          <table:table-cell office:value-type="float" office:value="0.257498025894165" calcext:value-type="float">
            <text:p>0.257498025894165</text:p>
          </table:table-cell>
          <table:table-cell office:value-type="float" office:value="0.267499685287476" calcext:value-type="float">
            <text:p>0.267499685287476</text:p>
          </table:table-cell>
          <table:table-cell office:value-type="float" office:value="0.260001420974731" calcext:value-type="float">
            <text:p>0.260001420974731</text:p>
          </table:table-cell>
          <table:table-cell office:value-type="float" office:value="0.257498025894165" calcext:value-type="float">
            <text:p>0.257498025894165</text:p>
          </table:table-cell>
          <table:table-cell office:value-type="float" office:value="0.26249885559082" calcext:value-type="float">
            <text:p>0.26249885559082</text:p>
          </table:table-cell>
          <table:table-cell office:value-type="float" office:value="0.237500667572021" calcext:value-type="float">
            <text:p>0.237500667572021</text:p>
          </table:table-cell>
          <table:table-cell office:value-type="float" office:value="0.290000438690186" calcext:value-type="float">
            <text:p>0.290000438690186</text:p>
          </table:table-cell>
          <table:table-cell office:value-type="float" office:value="0.242501497268677" calcext:value-type="float">
            <text:p>0.242501497268677</text:p>
          </table:table-cell>
          <table:table-cell office:value-type="float" office:value="0.265002250671387" calcext:value-type="float">
            <text:p>0.265002250671387</text:p>
          </table:table-cell>
          <table:table-cell office:value-type="float" office:value="0.23999810218811" calcext:value-type="float">
            <text:p>0.23999810218811</text:p>
          </table:table-cell>
          <table:table-cell office:value-type="float" office:value="0.230002403259277" calcext:value-type="float">
            <text:p>0.230002403259277</text:p>
          </table:table-cell>
          <table:table-cell office:value-type="float" office:value="0.267499685287476" calcext:value-type="float">
            <text:p>0.267499685287476</text:p>
          </table:table-cell>
          <table:table-cell office:value-type="float" office:value="0.255000591278076" calcext:value-type="float">
            <text:p>0.255000591278076</text:p>
          </table:table-cell>
          <table:table-cell office:value-type="float" office:value="0.225001573562622" calcext:value-type="float">
            <text:p>0.225001573562622</text:p>
          </table:table-cell>
          <table:table-cell office:value-type="float" office:value="0.220000743865967" calcext:value-type="float">
            <text:p>0.220000743865967</text:p>
          </table:table-cell>
          <table:table-cell office:value-type="float" office:value="0.225001573562622" calcext:value-type="float">
            <text:p>0.225001573562622</text:p>
          </table:table-cell>
          <table:table-cell office:value-type="float" office:value="0.267499685287476" calcext:value-type="float">
            <text:p>0.26749968528747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dell 9</text:p>
          </table:table-cell>
          <table:table-cell office:value-type="float" office:value="0.360000133514404" calcext:value-type="float">
            <text:p>0.360000133514404</text:p>
          </table:table-cell>
          <table:table-cell office:value-type="float" office:value="0.309997797012329" calcext:value-type="float">
            <text:p>0.309997797012329</text:p>
          </table:table-cell>
          <table:table-cell office:value-type="float" office:value="0.265002250671387" calcext:value-type="float">
            <text:p>0.265002250671387</text:p>
          </table:table-cell>
          <table:table-cell office:value-type="float" office:value="0.277501344680786" calcext:value-type="float">
            <text:p>0.277501344680786</text:p>
          </table:table-cell>
          <table:table-cell office:value-type="float" office:value="0.29749870300293" calcext:value-type="float">
            <text:p>0.29749870300293</text:p>
          </table:table-cell>
          <table:table-cell office:value-type="float" office:value="0.265002250671387" calcext:value-type="float">
            <text:p>0.265002250671387</text:p>
          </table:table-cell>
          <table:table-cell office:value-type="float" office:value="0.27499794960022" calcext:value-type="float">
            <text:p>0.27499794960022</text:p>
          </table:table-cell>
          <table:table-cell office:value-type="float" office:value="0.269997119903564" calcext:value-type="float">
            <text:p>0.269997119903564</text:p>
          </table:table-cell>
          <table:table-cell office:value-type="float" office:value="0.247502326965332" calcext:value-type="float">
            <text:p>0.247502326965332</text:p>
          </table:table-cell>
          <table:table-cell office:value-type="float" office:value="0.26249885559082" calcext:value-type="float">
            <text:p>0.26249885559082</text:p>
          </table:table-cell>
          <table:table-cell office:value-type="float" office:value="0.23999810218811" calcext:value-type="float">
            <text:p>0.23999810218811</text:p>
          </table:table-cell>
          <table:table-cell office:value-type="float" office:value="0.230002403259277" calcext:value-type="float">
            <text:p>0.230002403259277</text:p>
          </table:table-cell>
          <table:table-cell office:value-type="float" office:value="0.23999810218811" calcext:value-type="float">
            <text:p>0.23999810218811</text:p>
          </table:table-cell>
          <table:table-cell office:value-type="float" office:value="0.247502326965332" calcext:value-type="float">
            <text:p>0.247502326965332</text:p>
          </table:table-cell>
          <table:table-cell office:value-type="float" office:value="0.237500667572021" calcext:value-type="float">
            <text:p>0.237500667572021</text:p>
          </table:table-cell>
          <table:table-cell office:value-type="float" office:value="0.260001420974731" calcext:value-type="float">
            <text:p>0.260001420974731</text:p>
          </table:table-cell>
          <table:table-cell office:value-type="float" office:value="0.242501497268677" calcext:value-type="float">
            <text:p>0.242501497268677</text:p>
          </table:table-cell>
          <table:table-cell office:value-type="float" office:value="0.234997272491455" calcext:value-type="float">
            <text:p>0.234997272491455</text:p>
          </table:table-cell>
          <table:table-cell office:value-type="float" office:value="0.227499008178711" calcext:value-type="float">
            <text:p>0.22749900817871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Ensemble</text:p>
          </table:table-cell>
          <table:table-cell office:value-type="float" office:value="0.25249719619751" calcext:value-type="float">
            <text:p>0.25249719619751</text:p>
          </table:table-cell>
          <table:table-cell office:value-type="float" office:value="0.212502479553223" calcext:value-type="float">
            <text:p>0.212502479553223</text:p>
          </table:table-cell>
          <table:table-cell table:style-name="ce5" office:value-type="float" office:value="0.204998254776001" calcext:value-type="float">
            <text:p>0.204998254776001</text:p>
          </table:table-cell>
          <table:table-cell office:value-type="float" office:value="0.209999084472656" calcext:value-type="float">
            <text:p>0.209999084472656</text:p>
          </table:table-cell>
          <table:table-cell office:value-type="float" office:value="0.197499990463257" calcext:value-type="float">
            <text:p>0.197499990463257</text:p>
          </table:table-cell>
          <table:table-cell office:value-type="float" office:value="0.192499160766602" calcext:value-type="float">
            <text:p>0.192499160766602</text:p>
          </table:table-cell>
          <table:table-cell office:value-type="float" office:value="0.199997425079346" calcext:value-type="float">
            <text:p>0.199997425079346</text:p>
          </table:table-cell>
          <table:table-cell office:value-type="float" office:value="0.190001726150513" calcext:value-type="float">
            <text:p>0.190001726150513</text:p>
          </table:table-cell>
          <table:table-cell office:value-type="float" office:value="0.177502632141113" calcext:value-type="float">
            <text:p>0.177502632141113</text:p>
          </table:table-cell>
          <table:table-cell office:value-type="float" office:value="0.182497501373291" calcext:value-type="float">
            <text:p>0.182497501373291</text:p>
          </table:table-cell>
          <table:table-cell office:value-type="float" office:value="0.204998254776001" calcext:value-type="float">
            <text:p>0.204998254776001</text:p>
          </table:table-cell>
          <table:table-cell office:value-type="float" office:value="0.182497501373291" calcext:value-type="float">
            <text:p>0.182497501373291</text:p>
          </table:table-cell>
          <table:table-cell office:value-type="float" office:value="0.185000896453857" calcext:value-type="float">
            <text:p>0.185000896453857</text:p>
          </table:table-cell>
          <table:table-cell table:number-columns-repeated="2" office:value-type="float" office:value="0.180000066757202" calcext:value-type="float">
            <text:p>0.180000066757202</text:p>
          </table:table-cell>
          <table:table-cell table:number-columns-repeated="2" office:value-type="float" office:value="0.172501802444458" calcext:value-type="float">
            <text:p>0.172501802444458</text:p>
          </table:table-cell>
          <table:table-cell table:style-name="ce5" office:value-type="float" office:value="0.167500972747803" calcext:value-type="float">
            <text:p>0.167500972747803</text:p>
          </table:table-cell>
          <table:table-cell table:style-name="ce5" office:value-type="float" office:value="0.172501802444458" calcext:value-type="float">
            <text:p>0.172501802444458</text:p>
          </table:table-cell>
          <table:table-cell table:style-name="ce5" table:number-columns-repeated="1004"/>
        </table:table-row>
        <table:table-row table:style-name="ro2">
          <table:table-cell office:value-type="string" calcext:value-type="string">
            <text:p>Best single Model</text:p>
          </table:table-cell>
          <table:table-cell table:style-name="ce5" table:formula="of:=MIN([.B2:.B11])" office:value-type="float" office:value="0.317502021789551" calcext:value-type="float">
            <text:p>0.317502021789551</text:p>
          </table:table-cell>
          <table:table-cell table:style-name="ce5" table:formula="of:=MIN([.C2:.C11])" office:value-type="float" office:value="0.30750036239624" calcext:value-type="float">
            <text:p>0.30750036239624</text:p>
          </table:table-cell>
          <table:table-cell table:style-name="ce5" table:formula="of:=MIN([.D2:.D11])" office:value-type="float" office:value="0.257498025894165" calcext:value-type="float">
            <text:p>0.257498025894165</text:p>
          </table:table-cell>
          <table:table-cell table:style-name="ce5" table:formula="of:=MIN([.E2:.E11])" office:value-type="float" office:value="0.244998931884766" calcext:value-type="float">
            <text:p>0.244998931884766</text:p>
          </table:table-cell>
          <table:table-cell table:style-name="ce5" table:formula="of:=MIN([.F2:.F11])" office:value-type="float" office:value="0.227499008178711" calcext:value-type="float">
            <text:p>0.227499008178711</text:p>
          </table:table-cell>
          <table:table-cell table:style-name="ce5" table:formula="of:=MIN([.G2:.G11])" office:value-type="float" office:value="0.232499837875366" calcext:value-type="float">
            <text:p>0.232499837875366</text:p>
          </table:table-cell>
          <table:table-cell table:style-name="ce5" table:formula="of:=MIN([.H2:.H11])" office:value-type="float" office:value="0.2174973487854" calcext:value-type="float">
            <text:p>0.2174973487854</text:p>
          </table:table-cell>
          <table:table-cell table:style-name="ce5" table:formula="of:=MIN([.I2:.I11])" office:value-type="float" office:value="0.232499837875366" calcext:value-type="float">
            <text:p>0.232499837875366</text:p>
          </table:table-cell>
          <table:table-cell table:style-name="ce5" table:formula="of:=MIN([.J2:.J11])" office:value-type="float" office:value="0.232499837875366" calcext:value-type="float">
            <text:p>0.232499837875366</text:p>
          </table:table-cell>
          <table:table-cell table:style-name="ce5" table:formula="of:=MIN([.K2:.K11])" office:value-type="float" office:value="0.212502479553223" calcext:value-type="float">
            <text:p>0.212502479553223</text:p>
          </table:table-cell>
          <table:table-cell table:style-name="ce5" table:formula="of:=MIN([.L2:.L11])" office:value-type="float" office:value="0.230002403259277" calcext:value-type="float">
            <text:p>0.230002403259277</text:p>
          </table:table-cell>
          <table:table-cell table:style-name="ce5" table:formula="of:=MIN([.M2:.M11])" office:value-type="float" office:value="0.227499008178711" calcext:value-type="float">
            <text:p>0.227499008178711</text:p>
          </table:table-cell>
          <table:table-cell table:style-name="ce5" table:formula="of:=MIN([.N2:.N11])" office:value-type="float" office:value="0.230002403259277" calcext:value-type="float">
            <text:p>0.230002403259277</text:p>
          </table:table-cell>
          <table:table-cell table:style-name="ce5" table:formula="of:=MIN([.O2:.O11])" office:value-type="float" office:value="0.212502479553223" calcext:value-type="float">
            <text:p>0.212502479553223</text:p>
          </table:table-cell>
          <table:table-cell table:style-name="ce5" table:formula="of:=MIN([.P2:.P11])" office:value-type="float" office:value="0.212502479553223" calcext:value-type="float">
            <text:p>0.212502479553223</text:p>
          </table:table-cell>
          <table:table-cell table:style-name="ce5" table:formula="of:=MIN([.Q2:.Q11])" office:value-type="float" office:value="0.222498178482056" calcext:value-type="float">
            <text:p>0.222498178482056</text:p>
          </table:table-cell>
          <table:table-cell table:style-name="ce5" table:formula="of:=MIN([.R2:.R11])" office:value-type="float" office:value="0.209999084472656" calcext:value-type="float">
            <text:p>0.209999084472656</text:p>
          </table:table-cell>
          <table:table-cell table:style-name="ce5" table:formula="of:=MIN([.S2:.S11])" office:value-type="float" office:value="0.212502479553223" calcext:value-type="float">
            <text:p>0.212502479553223</text:p>
          </table:table-cell>
          <table:table-cell table:style-name="ce5" table:formula="of:=MIN([.T2:.T11])" office:value-type="float" office:value="0.220000743865967" calcext:value-type="float">
            <text:p>0.220000743865967</text:p>
          </table:table-cell>
          <table:table-cell table:style-name="ce5" table:number-columns-repeated="1004"/>
        </table:table-row>
        <table:table-row table:style-name="ro2" table:number-rows-repeated="2">
          <table:table-cell table:style-name="Default" table:number-columns-repeated="18"/>
          <table:table-cell table:number-columns-repeated="1006"/>
        </table:table-row>
        <table:table-row table:style-name="ro1" table:number-rows-repeated="4">
          <table:table-cell table:style-name="Default" table:number-columns-repeated="18"/>
          <table:table-cell table:number-columns-repeated="1006"/>
        </table:table-row>
        <table:table-row table:style-name="ro1">
          <table:table-cell table:style-name="Default" table:number-columns-repeated="2"/>
          <table:table-cell table:style-name="ce5" table:number-columns-repeated="14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Default" table:number-columns-repeated="18"/>
          <table:table-cell table:number-columns-repeated="1006"/>
        </table:table-row>
        <table:table-row table:style-name="ro1">
          <table:table-cell table:style-name="Default" table:number-columns-repeated="2"/>
          <table:table-cell table:style-name="ce5" table:number-columns-repeated="14"/>
          <table:table-cell table:style-name="Default" table:number-columns-repeated="2"/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8P0"/>
    </number:currency-style>
    <number:currency-style style:name="N130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3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30P0"/>
    </number:currency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8">00/00/0000</text:date>, <text:time style:data-style-name="N2" text:time-value="17:34:57.50176363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09:21.812529662</meta:creation-date>
    <dc:date>2017-10-28T17:35:19.996229312</dc:date>
    <meta:editing-duration>PT20M33S</meta:editing-duration>
    <meta:editing-cycles>20</meta:editing-cycles>
    <meta:generator>LibreOffice/5.3.3.2$Linux_X86_64 LibreOffice_project/3d9a8b4b4e538a85e0782bd6c2d430bafe583448</meta:generator>
    <meta:document-statistic meta:table-count="1" meta:cell-count="260" meta:object-count="0"/>
  </office:meta>
</office:document-meta>
</file>